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edGenericXmlContextLoaderTests.customiz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izedGenericXmlContextLoaderTests.customizeContext( Generic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